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 style:parent-style-name="UrbanBody">
      <style:text-properties style:text-line-through-style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8022974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6928955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6925703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permis d'urbanisme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text:span text:style-name="T1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4"><text:text-input text:description="Signalétique des demandeurs">self.getApplicantsSignaletic()</text:text-input></text:span></text:p>
      <text:p text:style-name="P5"/>
      <text:p text:style-name="UrbanBody"><office:annotation><dc:creator>Gauthier Bastien</dc:creator><dc:date>2011-02-21T10:09:27</dc:date><text:p text:style-name="P6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6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4"><text:span text:style-name="T5"><office:annotation><dc:creator>Gauthier Bastien</dc:creator><dc:date>2011-02-21T10:13:40</dc:date><text:p text:style-name="P6"><text:span text:style-name="T6">do text if not len(self.getApplicants()) &gt; 1</text:span></text:p></office:annotation></text:span><text:span text:style-name="T5">a déposé une déclaration relative à l'</text:span><text:span text:style-name="T5"><text:text-input text:description="Objet du permis">self.displayValue(self.Vocabulary('article')[0], self.getArticle())</text:text-input></text:span><text:span text:style-name="T5">,</text:span><text:span text:style-name="T5"> ayant pour objet "</text:span><text:span text:style-name="T5"><text:text-input text:description="Objet du permis">self.getDeclarationSubject()</text:text-input></text:span><text:span text:style-name="T5">".</text:span></text:p>
      <text:p text:style-name="P4"><office:annotation><dc:creator>Gauthier Bastien</dc:creator><dc:date>2011-02-21T10:14:06</dc:date><text:p text:style-name="P6"><text:span text:style-name="T6">do text if len(self.getApplicants()) &gt; 1</text:span></text:p></office:annotation>ont déposé une déclaration relative <text:span text:style-name="T5">à l'</text:span><text:span text:style-name="T5"><text:text-input text:description="Objet du permis">self.displayValue(self.Vocabulary('article')[0], self.getArticle())</text:text-input></text:span><text:span text:style-name="T5">,</text:span><text:span text:style-name="T5"> </text:span>ayant pour objet "<text:text-input text:description="Objet du permis">self.getDeclaration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0229744"/>self.displayValue(self.getFoldermanagers()[0].Vocabulary('grade')[0], self.getFoldermanagers()[0].getGrade())<text:change-end text:change-id="ct180229744"/></text:p>
      <text:p text:style-name="UrbanBody"><text:tab/><text:tab/><text:tab/><text:tab/><text:tab/><text:tab/><text:tab/><text:change-start text:change-id="ct169289552"/>self.getFoldermanagers()[0].getName2()<text:change-end text:change-id="ct169289552"/> <text:change-start text:change-id="ct169257032"/>self.getFoldermanagers()[0].getName1()<text:change-end text:change-id="ct1692570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9-09T12:21:09</dc:date>
    <dc:language>fr-FR</dc:language>
    <meta:editing-cycles>83</meta:editing-cycles>
    <meta:editing-duration>PT12H25M59S</meta:editing-duration>
    <dc:creator>Gauthier Bastien</dc:creator>
    <meta:document-statistic meta:table-count="0" meta:image-count="0" meta:object-count="0" meta:page-count="1" meta:paragraph-count="16" meta:word-count="98" meta:character-count="1221"/>
    <meta:user-defined meta:name="Info 1"/>
    <meta:user-defined meta:name="Info 2"/>
    <meta:user-defined meta:name="Info 3"/>
    <meta:user-defined meta:name="Info 4"/>
  </office:meta>
</office:document-meta>
</file>